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2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54713604122184" calcext:value-type="float">
            <text:p>0.0154713604122184</text:p>
          </table:table-cell>
          <table:table-cell table:style-name="ce1" table:formula="of:=AVERAGE([.C3:.C32])" office:value-type="float" office:value="0.947446695963542" calcext:value-type="float">
            <text:p>0.947446695963542</text:p>
          </table:table-cell>
          <table:table-cell table:style-name="ce1" table:formula="of:=AVERAGE([.D3:.D32])" office:value-type="float" office:value="0.0753002873385681" calcext:value-type="float">
            <text:p>0.0753002873385681</text:p>
          </table:table-cell>
          <table:table-cell table:style-name="ce1" table:formula="of:=AVERAGE([.E3:.E32])" office:value-type="float" office:value="0.0213143515859812" calcext:value-type="float">
            <text:p>0.0213143515859812</text:p>
          </table:table-cell>
          <table:table-cell table:style-name="ce1" table:formula="of:=AVERAGE([.F3:.F32])" office:value-type="float" office:value="0.0282826799960708" calcext:value-type="float">
            <text:p>0.0282826799960708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39423259343578" calcext:value-type="float">
            <text:p>0.0239423259343578</text:p>
          </table:table-cell>
          <table:table-cell office:value-type="float" office:value="0.901870727539063" calcext:value-type="float">
            <text:p>0.901870727539063</text:p>
          </table:table-cell>
          <table:table-cell office:value-type="float" office:value="0.109700973574409" calcext:value-type="float">
            <text:p>0.109700973574409</text:p>
          </table:table-cell>
          <table:table-cell office:value-type="float" office:value="0.0297164924178205" calcext:value-type="float">
            <text:p>0.0297164924178205</text:p>
          </table:table-cell>
          <table:table-cell office:value-type="float" office:value="0.0467649892536871" calcext:value-type="float">
            <text:p>0.0467649892536871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38225502967144" calcext:value-type="float">
            <text:p>0.0138225502967144</text:p>
          </table:table-cell>
          <table:table-cell office:value-type="float" office:value="0.896034240722656" calcext:value-type="float">
            <text:p>0.896034240722656</text:p>
          </table:table-cell>
          <table:table-cell office:value-type="float" office:value="0.176361957525392" calcext:value-type="float">
            <text:p>0.176361957525392</text:p>
          </table:table-cell>
          <table:table-cell office:value-type="float" office:value="0.0147764196193718" calcext:value-type="float">
            <text:p>0.0147764196193718</text:p>
          </table:table-cell>
          <table:table-cell office:value-type="float" office:value="0.0272681847383825" calcext:value-type="float">
            <text:p>0.027268184738382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.00113357264311355" calcext:value-type="float">
            <text:p>0.00113357264311355</text:p>
          </table:table-cell>
          <table:table-cell office:value-type="float" office:value="0.979831695556641" calcext:value-type="float">
            <text:p>0.979831695556641</text:p>
          </table:table-cell>
          <table:table-cell office:value-type="float" office:value="0.00804289544235925" calcext:value-type="float">
            <text:p>0.00804289544235925</text:p>
          </table:table-cell>
          <table:table-cell office:value-type="float" office:value="0.00131781243136394" calcext:value-type="float">
            <text:p>0.00131781243136394</text:p>
          </table:table-cell>
          <table:table-cell office:value-type="float" office:value="0.0022645782223061" calcext:value-type="float">
            <text:p>0.0022645782223061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576315300241681" calcext:value-type="float">
            <text:p>0.00576315300241681</text:p>
          </table:table-cell>
          <table:table-cell office:value-type="float" office:value="0.938796997070313" calcext:value-type="float">
            <text:p>0.938796997070313</text:p>
          </table:table-cell>
          <table:table-cell office:value-type="float" office:value="0.126016260162602" calcext:value-type="float">
            <text:p>0.126016260162602</text:p>
          </table:table-cell>
          <table:table-cell office:value-type="float" office:value="0.00600309837335399" calcext:value-type="float">
            <text:p>0.00600309837335399</text:p>
          </table:table-cell>
          <table:table-cell office:value-type="float" office:value="0.011460258780037" calcext:value-type="float">
            <text:p>0.011460258780037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049103489323711" calcext:value-type="float">
            <text:p>0.0049103489323711</text:p>
          </table:table-cell>
          <table:table-cell office:value-type="float" office:value="0.948978424072266" calcext:value-type="float">
            <text:p>0.948978424072266</text:p>
          </table:table-cell>
          <table:table-cell office:value-type="float" office:value="0.0149287491517756" calcext:value-type="float">
            <text:p>0.0149287491517756</text:p>
          </table:table-cell>
          <table:table-cell office:value-type="float" office:value="0.00726392251815981" calcext:value-type="float">
            <text:p>0.00726392251815981</text:p>
          </table:table-cell>
          <table:table-cell office:value-type="float" office:value="0.00977271044643518" calcext:value-type="float">
            <text:p>0.00977271044643518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219460343417825" calcext:value-type="float">
            <text:p>0.0219460343417825</text:p>
          </table:table-cell>
          <table:table-cell office:value-type="float" office:value="0.88592529296875" calcext:value-type="float">
            <text:p>0.88592529296875</text:p>
          </table:table-cell>
          <table:table-cell office:value-type="float" office:value="0.0889920424403183" calcext:value-type="float">
            <text:p>0.0889920424403183</text:p>
          </table:table-cell>
          <table:table-cell office:value-type="float" office:value="0.0283050704463005" calcext:value-type="float">
            <text:p>0.0283050704463005</text:p>
          </table:table-cell>
          <table:table-cell office:value-type="float" office:value="0.0429494975356846" calcext:value-type="float">
            <text:p>0.0429494975356846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4350803766765" calcext:value-type="float">
            <text:p>0.024350803766765</text:p>
          </table:table-cell>
          <table:table-cell office:value-type="float" office:value="0.882617950439453" calcext:value-type="float">
            <text:p>0.882617950439453</text:p>
          </table:table-cell>
          <table:table-cell office:value-type="float" office:value="0.119775421085465" calcext:value-type="float">
            <text:p>0.119775421085465</text:p>
          </table:table-cell>
          <table:table-cell office:value-type="float" office:value="0.0296582351805368" calcext:value-type="float">
            <text:p>0.0296582351805368</text:p>
          </table:table-cell>
          <table:table-cell office:value-type="float" office:value="0.0475438759401987" calcext:value-type="float">
            <text:p>0.0475438759401987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47131608548931" calcext:value-type="float">
            <text:p>0.0147131608548931</text:p>
          </table:table-cell>
          <table:table-cell office:value-type="float" office:value="0.916465759277344" calcext:value-type="float">
            <text:p>0.916465759277344</text:p>
          </table:table-cell>
          <table:table-cell office:value-type="float" office:value="0.167606355715018" calcext:value-type="float">
            <text:p>0.167606355715018</text:p>
          </table:table-cell>
          <table:table-cell office:value-type="float" office:value="0.0158730158730159" calcext:value-type="float">
            <text:p>0.0158730158730159</text:p>
          </table:table-cell>
          <table:table-cell office:value-type="float" office:value="0.0289996452642781" calcext:value-type="float">
            <text:p>0.0289996452642781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1451263427734" calcext:value-type="float">
            <text:p>0.991451263427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02083994499101" calcext:value-type="float">
            <text:p>0.0102083994499101</text:p>
          </table:table-cell>
          <table:table-cell office:value-type="float" office:value="0.928615570068359" calcext:value-type="float">
            <text:p>0.928615570068359</text:p>
          </table:table-cell>
          <table:table-cell office:value-type="float" office:value="0.18921568627451" calcext:value-type="float">
            <text:p>0.18921568627451</text:p>
          </table:table-cell>
          <table:table-cell office:value-type="float" office:value="0.0106753692128989" calcext:value-type="float">
            <text:p>0.0106753692128989</text:p>
          </table:table-cell>
          <table:table-cell office:value-type="float" office:value="0.0202104822242002" calcext:value-type="float">
            <text:p>0.0202104822242002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.00424178154825027" calcext:value-type="float">
            <text:p>0.00424178154825027</text:p>
          </table:table-cell>
          <table:table-cell office:value-type="float" office:value="0.992835998535156" calcext:value-type="float">
            <text:p>0.992835998535156</text:p>
          </table:table-cell>
          <table:table-cell office:value-type="float" office:value="0.0153550863723608" calcext:value-type="float">
            <text:p>0.0153550863723608</text:p>
          </table:table-cell>
          <table:table-cell office:value-type="float" office:value="0.00582665695557174" calcext:value-type="float">
            <text:p>0.00582665695557174</text:p>
          </table:table-cell>
          <table:table-cell office:value-type="float" office:value="0.00844772967265048" calcext:value-type="float">
            <text:p>0.00844772967265048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57393496874508" calcext:value-type="float">
            <text:p>0.00257393496874508</text:p>
          </table:table-cell>
          <table:table-cell office:value-type="float" office:value="0.927566528320313" calcext:value-type="float">
            <text:p>0.927566528320313</text:p>
          </table:table-cell>
          <table:table-cell office:value-type="float" office:value="0.0752688172043011" calcext:value-type="float">
            <text:p>0.0752688172043011</text:p>
          </table:table-cell>
          <table:table-cell office:value-type="float" office:value="0.00265798752373203" calcext:value-type="float">
            <text:p>0.00265798752373203</text:p>
          </table:table-cell>
          <table:table-cell office:value-type="float" office:value="0.00513465367284921" calcext:value-type="float">
            <text:p>0.00513465367284921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.00432525951557094" calcext:value-type="float">
            <text:p>0.00432525951557094</text:p>
          </table:table-cell>
          <table:table-cell office:value-type="float" office:value="0.995609283447266" calcext:value-type="float">
            <text:p>0.995609283447266</text:p>
          </table:table-cell>
          <table:table-cell office:value-type="float" office:value="0.0100603621730382" calcext:value-type="float">
            <text:p>0.0100603621730382</text:p>
          </table:table-cell>
          <table:table-cell office:value-type="float" office:value="0.00753012048192771" calcext:value-type="float">
            <text:p>0.00753012048192771</text:p>
          </table:table-cell>
          <table:table-cell office:value-type="float" office:value="0.00861326442721792" calcext:value-type="float">
            <text:p>0.00861326442721792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260507120527961" calcext:value-type="float">
            <text:p>0.00260507120527961</text:p>
          </table:table-cell>
          <table:table-cell office:value-type="float" office:value="0.978092193603516" calcext:value-type="float">
            <text:p>0.978092193603516</text:p>
          </table:table-cell>
          <table:table-cell office:value-type="float" office:value="0.00907441016333938" calcext:value-type="float">
            <text:p>0.00907441016333938</text:p>
          </table:table-cell>
          <table:table-cell office:value-type="float" office:value="0.00364077669902913" calcext:value-type="float">
            <text:p>0.00364077669902913</text:p>
          </table:table-cell>
          <table:table-cell office:value-type="float" office:value="0.00519660488480859" calcext:value-type="float">
            <text:p>0.00519660488480859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4269424987783" calcext:value-type="float">
            <text:p>0.014269424987783</text:p>
          </table:table-cell>
          <table:table-cell office:value-type="float" office:value="0.884578704833984" calcext:value-type="float">
            <text:p>0.884578704833984</text:p>
          </table:table-cell>
          <table:table-cell office:value-type="float" office:value="0.230890880337375" calcext:value-type="float">
            <text:p>0.230890880337375</text:p>
          </table:table-cell>
          <table:table-cell office:value-type="float" office:value="0.0149815296210152" calcext:value-type="float">
            <text:p>0.0149815296210152</text:p>
          </table:table-cell>
          <table:table-cell office:value-type="float" office:value="0.0281373462242636" calcext:value-type="float">
            <text:p>0.0281373462242636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0242541838467136" calcext:value-type="float">
            <text:p>0.00242541838467136</text:p>
          </table:table-cell>
          <table:table-cell office:value-type="float" office:value="0.984310150146484" calcext:value-type="float">
            <text:p>0.984310150146484</text:p>
          </table:table-cell>
          <table:table-cell office:value-type="float" office:value="0.0132275132275132" calcext:value-type="float">
            <text:p>0.0132275132275132</text:p>
          </table:table-cell>
          <table:table-cell office:value-type="float" office:value="0.00296120817293456" calcext:value-type="float">
            <text:p>0.00296120817293456</text:p>
          </table:table-cell>
          <table:table-cell office:value-type="float" office:value="0.0048390999274135" calcext:value-type="float">
            <text:p>0.0048390999274135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.00366403607666291" calcext:value-type="float">
            <text:p>0.00366403607666291</text:p>
          </table:table-cell>
          <table:table-cell office:value-type="float" office:value="0.973030090332031" calcext:value-type="float">
            <text:p>0.973030090332031</text:p>
          </table:table-cell>
          <table:table-cell office:value-type="float" office:value="0.0114487010127697" calcext:value-type="float">
            <text:p>0.0114487010127697</text:p>
          </table:table-cell>
          <table:table-cell office:value-type="float" office:value="0.00535971964543393" calcext:value-type="float">
            <text:p>0.00535971964543393</text:p>
          </table:table-cell>
          <table:table-cell office:value-type="float" office:value="0.0073013198539736" calcext:value-type="float">
            <text:p>0.0073013198539736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316727506978742" calcext:value-type="float">
            <text:p>0.00316727506978742</text:p>
          </table:table-cell>
          <table:table-cell office:value-type="float" office:value="0.929164886474609" calcext:value-type="float">
            <text:p>0.929164886474609</text:p>
          </table:table-cell>
          <table:table-cell office:value-type="float" office:value="0.0756410256410256" calcext:value-type="float">
            <text:p>0.0756410256410256</text:p>
          </table:table-cell>
          <table:table-cell office:value-type="float" office:value="0.00329480091584297" calcext:value-type="float">
            <text:p>0.00329480091584297</text:p>
          </table:table-cell>
          <table:table-cell office:value-type="float" office:value="0.00631455022207952" calcext:value-type="float">
            <text:p>0.00631455022207952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260378996094315" calcext:value-type="float">
            <text:p>0.00260378996094315</text:p>
          </table:table-cell>
          <table:table-cell office:value-type="float" office:value="0.947395324707031" calcext:value-type="float">
            <text:p>0.947395324707031</text:p>
          </table:table-cell>
          <table:table-cell office:value-type="float" office:value="0.0620689655172414" calcext:value-type="float">
            <text:p>0.0620689655172414</text:p>
          </table:table-cell>
          <table:table-cell office:value-type="float" office:value="0.00271043517542539" calcext:value-type="float">
            <text:p>0.00271043517542539</text:p>
          </table:table-cell>
          <table:table-cell office:value-type="float" office:value="0.00519405569181936" calcext:value-type="float">
            <text:p>0.00519405569181936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992282249173098" calcext:value-type="float">
            <text:p>0.00992282249173098</text:p>
          </table:table-cell>
          <table:table-cell office:value-type="float" office:value="0.9451904296875" calcext:value-type="float">
            <text:p>0.9451904296875</text:p>
          </table:table-cell>
          <table:table-cell office:value-type="float" office:value="0.0227524095433718" calcext:value-type="float">
            <text:p>0.0227524095433718</text:p>
          </table:table-cell>
          <table:table-cell office:value-type="float" office:value="0.0172931427885193" calcext:value-type="float">
            <text:p>0.0172931427885193</text:p>
          </table:table-cell>
          <table:table-cell office:value-type="float" office:value="0.0196506550218341" calcext:value-type="float">
            <text:p>0.0196506550218341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339931412069069" calcext:value-type="float">
            <text:p>0.0339931412069069</text:p>
          </table:table-cell>
          <table:table-cell office:value-type="float" office:value="0.87750244140625" calcext:value-type="float">
            <text:p>0.87750244140625</text:p>
          </table:table-cell>
          <table:table-cell office:value-type="float" office:value="0.12794384057971" calcext:value-type="float">
            <text:p>0.12794384057971</text:p>
          </table:table-cell>
          <table:table-cell office:value-type="float" office:value="0.0442443226311668" calcext:value-type="float">
            <text:p>0.0442443226311668</text:p>
          </table:table-cell>
          <table:table-cell office:value-type="float" office:value="0.0657511928313744" calcext:value-type="float">
            <text:p>0.0657511928313744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.00190657769304099" calcext:value-type="float">
            <text:p>0.00190657769304099</text:p>
          </table:table-cell>
          <table:table-cell office:value-type="float" office:value="0.992012023925781" calcext:value-type="float">
            <text:p>0.992012023925781</text:p>
          </table:table-cell>
          <table:table-cell office:value-type="float" office:value="0.00683760683760684" calcext:value-type="float">
            <text:p>0.00683760683760684</text:p>
          </table:table-cell>
          <table:table-cell office:value-type="float" office:value="0.002636783124588" calcext:value-type="float">
            <text:p>0.002636783124588</text:p>
          </table:table-cell>
          <table:table-cell office:value-type="float" office:value="0.00380589914367269" calcext:value-type="float">
            <text:p>0.00380589914367269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7005462646484" calcext:value-type="float">
            <text:p>0.997005462646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242793998630393" calcext:value-type="float">
            <text:p>0.00242793998630393</text:p>
          </table:table-cell>
          <table:table-cell office:value-type="float" office:value="0.938873291015625" calcext:value-type="float">
            <text:p>0.938873291015625</text:p>
          </table:table-cell>
          <table:table-cell office:value-type="float" office:value="0.0573529411764706" calcext:value-type="float">
            <text:p>0.0573529411764706</text:p>
          </table:table-cell>
          <table:table-cell office:value-type="float" office:value="0.0025288548826352" calcext:value-type="float">
            <text:p>0.0025288548826352</text:p>
          </table:table-cell>
          <table:table-cell office:value-type="float" office:value="0.00484411874301329" calcext:value-type="float">
            <text:p>0.00484411874301329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206232813932172" calcext:value-type="float">
            <text:p>0.206232813932172</text:p>
          </table:table-cell>
          <table:table-cell office:value-type="float" office:value="0.963661193847656" calcext:value-type="float">
            <text:p>0.963661193847656</text:p>
          </table:table-cell>
          <table:table-cell office:value-type="float" office:value="0.382416563658838" calcext:value-type="float">
            <text:p>0.382416563658838</text:p>
          </table:table-cell>
          <table:table-cell office:value-type="float" office:value="0.309220389805098" calcext:value-type="float">
            <text:p>0.309220389805098</text:p>
          </table:table-cell>
          <table:table-cell office:value-type="float" office:value="0.341945288753799" calcext:value-type="float">
            <text:p>0.341945288753799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961769656167348" calcext:value-type="float">
            <text:p>0.00961769656167348</text:p>
          </table:table-cell>
          <table:table-cell office:value-type="float" office:value="0.984287261962891" calcext:value-type="float">
            <text:p>0.984287261962891</text:p>
          </table:table-cell>
          <table:table-cell office:value-type="float" office:value="0.0223964165733483" calcext:value-type="float">
            <text:p>0.0223964165733483</text:p>
          </table:table-cell>
          <table:table-cell office:value-type="float" office:value="0.0165768752590137" calcext:value-type="float">
            <text:p>0.0165768752590137</text:p>
          </table:table-cell>
          <table:table-cell office:value-type="float" office:value="0.0190521552750655" calcext:value-type="float">
            <text:p>0.0190521552750655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0523903077930583" calcext:value-type="float">
            <text:p>0.00523903077930583</text:p>
          </table:table-cell>
          <table:table-cell office:value-type="float" office:value="0.988410949707031" calcext:value-type="float">
            <text:p>0.988410949707031</text:p>
          </table:table-cell>
          <table:table-cell office:value-type="float" office:value="0.0248833592534992" calcext:value-type="float">
            <text:p>0.0248833592534992</text:p>
          </table:table-cell>
          <table:table-cell office:value-type="float" office:value="0.00659250103007829" calcext:value-type="float">
            <text:p>0.00659250103007829</text:p>
          </table:table-cell>
          <table:table-cell office:value-type="float" office:value="0.0104234527687296" calcext:value-type="float">
            <text:p>0.0104234527687296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.00105374077976818" calcext:value-type="float">
            <text:p>0.00105374077976818</text:p>
          </table:table-cell>
          <table:table-cell office:value-type="float" office:value="0.996383666992188" calcext:value-type="float">
            <text:p>0.996383666992188</text:p>
          </table:table-cell>
          <table:table-cell office:value-type="float" office:value="0.00239234449760766" calcext:value-type="float">
            <text:p>0.00239234449760766</text:p>
          </table:table-cell>
          <table:table-cell office:value-type="float" office:value="0.0018796992481203" calcext:value-type="float">
            <text:p>0.0018796992481203</text:p>
          </table:table-cell>
          <table:table-cell office:value-type="float" office:value="0.00210526315789474" calcext:value-type="float">
            <text:p>0.00210526315789474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403734544536967" calcext:value-type="float">
            <text:p>0.00403734544536967</text:p>
          </table:table-cell>
          <table:table-cell office:value-type="float" office:value="0.984943389892578" calcext:value-type="float">
            <text:p>0.984943389892578</text:p>
          </table:table-cell>
          <table:table-cell office:value-type="float" office:value="0.0134340890008396" calcext:value-type="float">
            <text:p>0.0134340890008396</text:p>
          </table:table-cell>
          <table:table-cell office:value-type="float" office:value="0.00573888091822095" calcext:value-type="float">
            <text:p>0.00573888091822095</text:p>
          </table:table-cell>
          <table:table-cell office:value-type="float" office:value="0.00804222166373461" calcext:value-type="float">
            <text:p>0.00804222166373461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90433625502618" calcext:value-type="float">
            <text:p>0.0290433625502618</text:p>
          </table:table-cell>
          <table:table-cell office:value-type="float" office:value="0.871959686279297" calcext:value-type="float">
            <text:p>0.871959686279297</text:p>
          </table:table-cell>
          <table:table-cell office:value-type="float" office:value="0.0949229460149381" calcext:value-type="float">
            <text:p>0.0949229460149381</text:p>
          </table:table-cell>
          <table:table-cell office:value-type="float" office:value="0.0401664266282605" calcext:value-type="float">
            <text:p>0.0401664266282605</text:p>
          </table:table-cell>
          <table:table-cell office:value-type="float" office:value="0.0564473055407191" calcext:value-type="float">
            <text:p>0.0564473055407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6:25.610930172</dc:date>
    <meta:editing-duration>PT11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